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3aafa" officeooo:paragraph-rsid="0023aafa"/>
    </style:style>
    <style:style style:name="P2" style:family="paragraph" style:parent-style-name="Standard">
      <style:text-properties officeooo:rsid="0023aafa" officeooo:paragraph-rsid="0023b112"/>
    </style:style>
    <style:style style:name="P3" style:family="paragraph" style:parent-style-name="Standard">
      <style:text-properties officeooo:rsid="0023aafa" officeooo:paragraph-rsid="0023aafa"/>
    </style:style>
    <style:style style:name="T1" style:family="text">
      <style:text-properties officeooo:rsid="0023b112"/>
    </style:style>
    <style:style style:name="T2" style:family="text">
      <style:text-properties officeooo:rsid="00421e2f"/>
    </style:style>
    <style:style style:name="T3" style:family="text">
      <style:text-properties officeooo:rsid="00293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ssier_20_1">Présentation de l’apprenti</text:p>
      <text:p text:style-name="Standard"/>
      <text:p text:style-name="P2">Je m’appelle Maël BILLIEUX, j’ai 19 ans.</text:p>
      <text:p text:style-name="P2"/>
      <text:p text:style-name="P2"><text:span text:style-name="T1">C</text:span>’est au Pôle de Formation des Industries Technologiques <text:span text:style-name="T1">(PFIT) </text:span>que <text:span text:style-name="T1">je prépare</text:span> depuis 2 ans un Baccalauréat Professionnel en apprentissage dans le domaine aéronautique, plus particulièrement dans la branche Structure. </text:p>
      <text:p text:style-name="P2"/>
      <text:p text:style-name="P2"><text:span text:style-name="T1">C</text:span>e diplôme <text:span text:style-name="T2">s’inscrit</text:span> dans la continuité du CAP <text:span text:style-name="T1">Aéronautique </text:span>Option Structure que j’ai <text:span text:style-name="T3">obtenu</text:span> <text:span text:style-name="T1">dans le même centre de formation </text:span>en juin 2016.</text:p>
      <text:p text:style-name="P1"/>
      <text:p text:style-name="P1">Auparavant <text:span text:style-name="T1">j’ai obtenu mon Diplôme National du Brevet des Collèges puis me suis orienté vers une Seconde Générale avant de rejoindre l’AF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re_20_Dossier_20_1" style:display-name="Titre Dossier 1" style:family="paragraph" style:parent-style-name="Standard">
      <loext:graphic-properties draw:fill="solid" draw:fill-color="#7fff00" draw:opacity="100%"/>
      <style:paragraph-properties fo:text-align="center" style:justify-single-word="false" fo:background-color="#7fff00" fo:padding="0.049cm" fo:border="0.06pt solid #000000" style:shadow="none" style:writing-mode="page"/>
      <style:text-properties style:font-name="DejaVu Sans" fo:font-family="'DejaVu Sans'" style:font-family-generic="swiss" style:font-pitch="variable" fo:font-size="16pt" fo:font-weight="bold" officeooo:rsid="001ff322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55:47.483589961</meta:creation-date>
    <dc:date>2017-10-17T20:56:20.031836937</dc:date>
    <meta:editing-duration>PT33S</meta:editing-duration>
    <meta:editing-cycles>1</meta:editing-cycles>
    <meta:document-statistic meta:table-count="0" meta:image-count="0" meta:object-count="0" meta:page-count="1" meta:paragraph-count="5" meta:word-count="85" meta:character-count="563" meta:non-whitespace-character-count="482"/>
    <meta:generator>LibreOffice/5.3.1.2$Linux_X86_64 LibreOffice_project/30m0$Build-2</meta:generator>
  </office:meta>
</office:document-meta>
</file>